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2.487cm"/>
    </style:style>
    <style:style style:name="Table1.B" style:family="table-column">
      <style:table-column-properties style:column-width="2.91cm"/>
    </style:style>
    <style:style style:name="Table1.C" style:family="table-column">
      <style:table-column-properties style:column-width="12.197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style:text-underline-style="solid" style:text-underline-width="auto" style:text-underline-color="font-color" officeooo:rsid="0010a3aa" officeooo:paragraph-rsid="0010a3aa"/>
    </style:style>
    <style:style style:name="P3" style:family="paragraph" style:parent-style-name="Standard">
      <style:text-properties style:text-underline-style="solid" style:text-underline-width="auto" style:text-underline-color="font-color" fo:font-weight="bold" officeooo:rsid="0010a3aa" officeooo:paragraph-rsid="0010a3aa"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beb3d" officeooo:paragraph-rsid="001beb3d" style:font-weight-asian="bold" style:font-weight-complex="bold"/>
    </style:style>
    <style:style style:name="P5" style:family="paragraph" style:parent-style-name="Standard">
      <style:text-properties style:text-underline-style="solid" style:text-underline-width="auto" style:text-underline-color="font-color" fo:font-weight="bold" officeooo:rsid="0020c93b" officeooo:paragraph-rsid="0020c93b" style:font-weight-asian="bold" style:font-weight-complex="bold"/>
    </style:style>
    <style:style style:name="P6" style:family="paragraph" style:parent-style-name="Standard">
      <style:text-properties style:text-underline-style="solid" style:text-underline-width="auto" style:text-underline-color="font-color" fo:font-weight="bold" officeooo:rsid="0026d2de" officeooo:paragraph-rsid="0026d2de" style:font-weight-asian="bold" style:font-weight-complex="bold"/>
    </style:style>
    <style:style style:name="P7" style:family="paragraph" style:parent-style-name="Standard">
      <style:text-properties style:text-underline-style="none" officeooo:rsid="0010a3aa" officeooo:paragraph-rsid="0010a3aa"/>
    </style:style>
    <style:style style:name="P8" style:family="paragraph" style:parent-style-name="Standard">
      <style:text-properties style:text-underline-style="none" officeooo:rsid="0010a3aa" officeooo:paragraph-rsid="001d0e62"/>
    </style:style>
    <style:style style:name="P9" style:family="paragraph" style:parent-style-name="Standard">
      <style:text-properties style:text-underline-style="none" fo:font-weight="normal" officeooo:rsid="0010a3aa" officeooo:paragraph-rsid="0010a3aa" style:font-weight-asian="normal" style:font-weight-complex="normal"/>
    </style:style>
    <style:style style:name="P10" style:family="paragraph" style:parent-style-name="Standard">
      <style:text-properties style:text-underline-style="none" fo:font-weight="normal" officeooo:rsid="0010a3aa" officeooo:paragraph-rsid="001d0e62" style:font-weight-asian="normal" style:font-weight-complex="normal"/>
    </style:style>
    <style:style style:name="P11" style:family="paragraph" style:parent-style-name="Standard">
      <style:text-properties style:text-underline-style="none" fo:font-weight="normal" officeooo:rsid="0010a3aa" officeooo:paragraph-rsid="001ee581" style:font-weight-asian="normal" style:font-weight-complex="normal"/>
    </style:style>
    <style:style style:name="P12" style:family="paragraph" style:parent-style-name="Standard">
      <style:text-properties style:text-underline-style="none" fo:font-weight="normal" officeooo:rsid="0010a3aa" officeooo:paragraph-rsid="00178109" style:font-weight-asian="normal" style:font-weight-complex="normal"/>
    </style:style>
    <style:style style:name="P13" style:family="paragraph" style:parent-style-name="Standard">
      <style:text-properties style:text-underline-style="none" fo:font-weight="normal" officeooo:rsid="001beb3d" officeooo:paragraph-rsid="001beb3d" style:font-weight-asian="normal" style:font-weight-complex="normal"/>
    </style:style>
    <style:style style:name="P14" style:family="paragraph" style:parent-style-name="Standard">
      <style:text-properties style:text-underline-style="none" fo:font-weight="normal" officeooo:rsid="001d0e62" officeooo:paragraph-rsid="001d0e62" style:font-weight-asian="normal" style:font-weight-complex="normal"/>
    </style:style>
    <style:style style:name="P15" style:family="paragraph" style:parent-style-name="Standard">
      <style:text-properties style:text-underline-style="none" fo:font-weight="normal" officeooo:rsid="001ee581" officeooo:paragraph-rsid="001ee581" style:font-weight-asian="normal" style:font-weight-complex="normal"/>
    </style:style>
    <style:style style:name="P16" style:family="paragraph" style:parent-style-name="Standard">
      <style:text-properties style:text-underline-style="none" fo:font-weight="normal" officeooo:rsid="00178109" officeooo:paragraph-rsid="001ee581" style:font-weight-asian="normal" style:font-weight-complex="normal"/>
    </style:style>
    <style:style style:name="P17" style:family="paragraph" style:parent-style-name="Standard">
      <style:text-properties style:text-underline-style="none" fo:font-weight="normal" officeooo:rsid="0020c93b" officeooo:paragraph-rsid="0020c93b" style:font-weight-asian="normal" style:font-weight-complex="normal"/>
    </style:style>
    <style:style style:name="P18" style:family="paragraph" style:parent-style-name="Standard">
      <style:text-properties style:text-underline-style="none" fo:font-weight="normal" officeooo:rsid="00214f6c" officeooo:paragraph-rsid="00214f6c" style:font-weight-asian="normal" style:font-weight-complex="normal"/>
    </style:style>
    <style:style style:name="P19" style:family="paragraph" style:parent-style-name="Standard">
      <style:text-properties style:text-underline-style="none" fo:font-weight="normal" officeooo:rsid="0026d2de" officeooo:paragraph-rsid="0026d2de" style:font-weight-asian="normal" style:font-weight-complex="normal"/>
    </style:style>
    <style:style style:name="P20" style:family="paragraph" style:parent-style-name="Standard">
      <style:text-properties style:text-underline-style="none" fo:font-weight="normal" officeooo:rsid="0026d2de" officeooo:paragraph-rsid="0029e340" style:font-weight-asian="normal" style:font-weight-complex="normal"/>
    </style:style>
    <style:style style:name="P21" style:family="paragraph" style:parent-style-name="Standard">
      <style:text-properties style:text-underline-style="none" fo:font-weight="normal" officeooo:rsid="0029e340" officeooo:paragraph-rsid="0029e340" style:font-weight-asian="normal" style:font-weight-complex="normal"/>
    </style:style>
    <style:style style:name="P22" style:family="paragraph" style:parent-style-name="Standard">
      <style:text-properties style:text-underline-style="none" fo:font-weight="normal" officeooo:rsid="002ae851" officeooo:paragraph-rsid="002ae851" style:font-weight-asian="normal" style:font-weight-complex="normal"/>
    </style:style>
    <style:style style:name="P23" style:family="paragraph" style:parent-style-name="Standard">
      <style:text-properties style:text-underline-style="none" fo:font-weight="normal" officeooo:rsid="002b9065" officeooo:paragraph-rsid="002b9065" style:font-weight-asian="normal" style:font-weight-complex="normal"/>
    </style:style>
    <style:style style:name="P24" style:family="paragraph" style:parent-style-name="Standard">
      <style:text-properties style:text-underline-style="none" fo:font-weight="normal" officeooo:rsid="002cfdcb" officeooo:paragraph-rsid="002cfdcb" style:font-weight-asian="normal" style:font-weight-complex="normal"/>
    </style:style>
    <style:style style:name="P25" style:family="paragraph" style:parent-style-name="Standard">
      <style:text-properties style:text-underline-style="none" fo:font-weight="normal" officeooo:rsid="002d420a" officeooo:paragraph-rsid="002d420a" style:font-weight-asian="normal" style:font-weight-complex="normal"/>
    </style:style>
    <style:style style:name="P26" style:family="paragraph" style:parent-style-name="Standard">
      <style:text-properties style:text-underline-style="none" officeooo:rsid="0014acd9" officeooo:paragraph-rsid="0014acd9"/>
    </style:style>
    <style:style style:name="P27" style:family="paragraph" style:parent-style-name="Standard">
      <style:text-properties style:text-underline-style="none" officeooo:rsid="001a5fda" officeooo:paragraph-rsid="001a5fda"/>
    </style:style>
    <style:style style:name="P28" style:family="paragraph" style:parent-style-name="Standard">
      <style:text-properties style:text-underline-style="none" officeooo:rsid="001a5fda" officeooo:paragraph-rsid="001d0e62"/>
    </style:style>
    <style:style style:name="P29" style:family="paragraph" style:parent-style-name="Standard">
      <style:text-properties style:text-underline-style="none" officeooo:rsid="0026d2de" officeooo:paragraph-rsid="0026d2de"/>
    </style:style>
    <style:style style:name="P30" style:family="paragraph" style:parent-style-name="Standard">
      <style:text-properties style:text-underline-style="none" officeooo:rsid="002f84d9" officeooo:paragraph-rsid="002f84d9"/>
    </style:style>
    <style:style style:name="P3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beb3d" officeooo:paragraph-rsid="001beb3d" style:font-size-asian="16pt" style:font-weight-asian="bold" style:font-size-complex="16pt" style:font-weight-complex="bold"/>
    </style:style>
    <style:style style:name="P32" style:family="paragraph" style:parent-style-name="Standard">
      <style:text-properties fo:font-style="normal" style:text-underline-style="none" fo:font-weight="normal" officeooo:rsid="0020c93b" officeooo:paragraph-rsid="0020c93b" style:font-style-asian="normal" style:font-weight-asian="normal" style:font-style-complex="normal" style:font-weight-complex="normal"/>
    </style:style>
    <style:style style:name="P33" style:family="paragraph" style:parent-style-name="Standard">
      <style:text-properties fo:font-style="normal" style:text-underline-style="none" fo:font-weight="normal" officeooo:rsid="00214f6c" officeooo:paragraph-rsid="00214f6c" style:font-style-asian="normal" style:font-weight-asian="normal" style:font-style-complex="normal" style:font-weight-complex="normal"/>
    </style:style>
    <style:style style:name="P34" style:family="paragraph" style:parent-style-name="Standard">
      <style:paragraph-properties fo:break-before="page"/>
      <style:text-properties style:text-underline-style="solid" style:text-underline-width="auto" style:text-underline-color="font-color" fo:font-weight="bold" officeooo:rsid="0010a3aa" officeooo:paragraph-rsid="0010a3aa" style:font-weight-asian="bold" style:font-weight-complex="bold"/>
    </style:style>
    <style:style style:name="P35" style:family="paragraph" style:parent-style-name="Standard">
      <style:paragraph-properties fo:break-before="page"/>
      <style:text-properties style:text-underline-style="solid" style:text-underline-width="auto" style:text-underline-color="font-color" fo:font-weight="bold" officeooo:rsid="0026d2de" officeooo:paragraph-rsid="0026d2de" style:font-weight-asian="bold" style:font-weight-complex="bold"/>
    </style:style>
    <style:style style:name="P36" style:family="paragraph" style:parent-style-name="Standard">
      <style:paragraph-properties fo:break-before="page"/>
      <style:text-properties style:text-underline-style="none" fo:font-weight="normal" officeooo:rsid="00178109" officeooo:paragraph-rsid="001ee581" style:font-weight-asian="normal" style:font-weight-complex="normal"/>
    </style:style>
    <style:style style:name="P37" style:family="paragraph" style:parent-style-name="Table_20_Contents">
      <style:text-properties officeooo:rsid="001ee581" officeooo:paragraph-rsid="001ee581"/>
    </style:style>
    <style:style style:name="P38" style:family="paragraph" style:parent-style-name="Table_20_Contents">
      <style:text-properties officeooo:rsid="001f22b8" officeooo:paragraph-rsid="001f22b8"/>
    </style:style>
    <style:style style:name="P39" style:family="paragraph" style:parent-style-name="Table_20_Contents">
      <style:text-properties fo:font-weight="bold" officeooo:rsid="001ee581" officeooo:paragraph-rsid="001ee581" style:font-weight-asian="bold" style:font-weight-complex="bold"/>
    </style:style>
    <style:style style:name="P40" style:family="paragraph" style:parent-style-name="Standard" style:list-style-name="L1">
      <style:text-properties style:text-underline-style="none" fo:font-weight="normal" officeooo:rsid="0029e340" officeooo:paragraph-rsid="0029e340" style:font-weight-asian="normal" style:font-weight-complex="normal"/>
    </style:style>
    <style:style style:name="P41" style:family="paragraph" style:parent-style-name="Standard" style:list-style-name="L1">
      <style:text-properties style:text-underline-style="none" fo:font-weight="normal" officeooo:rsid="0034a6b7" officeooo:paragraph-rsid="0034a6b7" style:font-weight-asian="normal" style:font-weight-complex="normal"/>
    </style:style>
    <style:style style:name="P42" style:family="paragraph" style:parent-style-name="Standard">
      <style:text-properties style:text-underline-style="none" officeooo:rsid="001a5fda" officeooo:paragraph-rsid="001a5fda"/>
    </style:style>
    <style:style style:name="P43" style:family="paragraph" style:parent-style-name="Standard">
      <style:text-properties style:text-underline-style="none" officeooo:rsid="00330b3f" officeooo:paragraph-rsid="00330b3f"/>
    </style:style>
    <style:style style:name="T1" style:family="text">
      <style:text-properties officeooo:rsid="002d420a"/>
    </style:style>
    <style:style style:name="T2" style:family="text">
      <style:text-properties officeooo:rsid="001209cf"/>
    </style:style>
    <style:style style:name="T3" style:family="text">
      <style:text-properties officeooo:rsid="0018ddc8"/>
    </style:style>
    <style:style style:name="T4" style:family="text">
      <style:text-properties officeooo:rsid="001a5fda"/>
    </style:style>
    <style:style style:name="T5" style:family="text">
      <style:text-properties officeooo:rsid="001e8f03"/>
    </style:style>
    <style:style style:name="T6" style:family="text">
      <style:text-properties officeooo:rsid="001ee581"/>
    </style:style>
    <style:style style:name="T7" style:family="text">
      <style:text-properties officeooo:rsid="001f22b8"/>
    </style:style>
    <style:style style:name="T8" style:family="text">
      <style:text-properties fo:font-weight="bold" style:font-weight-asian="bold" style:font-weight-complex="bold"/>
    </style:style>
    <style:style style:name="T9" style:family="text">
      <style:text-properties officeooo:rsid="0020c93b"/>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21f2eb" style:font-style-asian="normal" style:font-style-complex="normal"/>
    </style:style>
    <style:style style:name="T13" style:family="text">
      <style:text-properties officeooo:rsid="00214f6c"/>
    </style:style>
    <style:style style:name="T14" style:family="text">
      <style:text-properties officeooo:rsid="002364ce"/>
    </style:style>
    <style:style style:name="T15" style:family="text">
      <style:text-properties officeooo:rsid="00253e65"/>
    </style:style>
    <style:style style:name="T16" style:family="text">
      <style:text-properties officeooo:rsid="002869e7"/>
    </style:style>
    <style:style style:name="T17" style:family="text">
      <style:text-properties officeooo:rsid="0029e340"/>
    </style:style>
    <style:style style:name="T18" style:family="text">
      <style:text-properties officeooo:rsid="002ae851"/>
    </style:style>
    <style:style style:name="T19" style:family="text">
      <style:text-properties officeooo:rsid="002b9065"/>
    </style:style>
    <style:style style:name="T20" style:family="text">
      <style:text-properties officeooo:rsid="00315ea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14">Music </text:span>Formats used in Dulcimer-Trainer</text:p>
      <text:p text:style-name="P4"/>
      <text:p text:style-name="P3">JSON Format</text:p>
      <text:p text:style-name="P3"/>
      <text:p text:style-name="P13">The JSON format is the final format the tune takes, and has the type “.json”. <text:span text:style-name="T1">This format is not normally edited.</text:span></text:p>
      <text:p text:style-name="P13"/>
      <text:p text:style-name="P2">Keys</text:p>
      <text:p text:style-name="P2"/>
      <text:p text:style-name="P7">name <text:tab/><text:tab/><text:tab/>name of tune </text:p>
      <text:p text:style-name="P30">capo <text:tab/><text:tab/><text:tab/>capo position</text:p>
      <text:p text:style-name="P30"><text:span text:style-name="T10">diatonic</text:span> <text:tab/><text:tab/>1 if diatonic, 0 if chromatic</text:p>
      <text:p text:style-name="P7">composer <text:tab/><text:tab/>tune composer/arranger</text:p>
      <text:p text:style-name="P7"><text:span text:style-name="T10">beats</text:span> <text:tab/><text:tab/><text:tab/>beats in each bar <text:span text:style-name="T2">(number)</text:span></text:p>
      <text:p text:style-name="P7"><text:span text:style-name="T10">speed</text:span> <text:tab/><text:tab/><text:tab/><text:span text:style-name="T2">default </text:span>speed in beats/minute <text:span text:style-name="T2">(number)</text:span></text:p>
      <text:p text:style-name="P29"><text:span text:style-name="T17">accidentals</text:span><text:tab/><text:tab/><text:span text:style-name="T17">list of accidentals used in this tune.</text:span></text:p>
      <text:p text:style-name="P27">tuning <text:s/><text:tab/><text:tab/><text:span text:style-name="T20">I format d0,a0,a0 or d0,a0,a1 (understands daa/dad)</text:span></text:p>
      <text:p text:style-name="P43">version <text:tab/><text:tab/>version number (1.0 currently)</text:p>
      <text:p text:style-name="P43"><text:span text:style-name="T10">voices</text:span> <text:tab/><text:tab/><text:tab/>number of voices</text:p>
      <text:p text:style-name="P27">drone <text:tab/><text:tab/><text:tab/>yes/no drone playing <text:span text:style-name="T16">(used in song format)</text:span></text:p>
      <text:p text:style-name="P8">bars <text:tab/><text:tab/><text:tab/>array of strings defining note events.</text:p>
      <text:p text:style-name="P28"/>
      <text:p text:style-name="P2">Bar format</text:p>
      <text:p text:style-name="P2"/>
      <text:p text:style-name="P26">Bars consist of the following two items in any sequence.</text:p>
      <text:p text:style-name="P26"/>
      <text:p text:style-name="P7">[-A-Z] x <text:span text:style-name="T5">3</text:span> <text:tab/><text:tab/>a strum at the current time. - is no strum, A is no fret, B is fret 1 etc.</text:p>
      <text:p text:style-name="P7"><text:tab/><text:tab/><text:tab/>the first fret is the highest on the tab which is the ‘E’.</text:p>
      <text:p text:style-name="P7"><text:span text:style-name="T7">1</text:span>-9 <text:tab/><text:tab/><text:tab/>advance that many quarter beats <text:span text:style-name="T7">(0 is reserved)</text:span></text:p>
      <text:p text:style-name="P7"/>
      <text:p text:style-name="P3"/>
      <text:p text:style-name="P34">Song Format</text:p>
      <text:p text:style-name="P3"/>
      <text:p text:style-name="P14">This format is used for songs from dulcimer tabs, <text:span text:style-name="T15">they have the type “.song”. The compiler program converts this format to .json format.</text:span></text:p>
      <text:p text:style-name="P14"/>
      <text:p text:style-name="P14">Any line beginning with // is a comment and is ignored</text:p>
      <text:p text:style-name="P14"/>
      <text:p text:style-name="P14">All blank lines are ignored</text:p>
      <text:p text:style-name="P14"/>
      <text:p text:style-name="P14">Any line with := in is a key/value pair (see keys above) and is stored in his <text:span text:style-name="T6">s</text:span>ection.</text:p>
      <text:p text:style-name="P10"/>
      <text:p text:style-name="P11"><text:span text:style-name="T6">A</text:span>ll other lines are music sep<text:span text:style-name="T6">a</text:span>rated by bar lines. </text:p>
      <text:p text:style-name="P11"/>
      <text:p text:style-name="P11">Empty bar lines are not compiled <text:span text:style-name="T6">(e.g. | 0 || 1 | and | 0 | 1 | produce the same music). </text:span>If you want an empty bar just put a rest in it <text:span text:style-name="T6">(e.g. |0|&amp;|1|)</text:span></text:p>
      <text:p text:style-name="P9"/>
      <text:p text:style-name="P5">Strums</text:p>
      <text:p text:style-name="P3"/>
      <text:p text:style-name="P11"><text:span text:style-name="T9">Strums are groups of frets which </text:span>are defined as <text:span text:style-name="T6">the following numbers and letters, optionally postfixed with a ‘+’</text:span></text:p>
      <text:p text:style-name="P11"/>
      <text:p text:style-name="P11"><text:tab/><text:span text:style-name="T8"><text:tab/><text:tab/><text:tab/><text:tab/>0123456789TLWHRF </text:span></text:p>
      <text:p text:style-name="P11"/>
      <text:p text:style-name="P15">Representing Fret 0 (e.g. open string) through to Fret 15. <text:span text:style-name="T9">X is used for “don’t strum that string”. The strings are bass, middle, melody in that order – so 123 is fret 1 on bass, fret 2 on middle and fret 3 on melody.</text:span></text:p>
      <text:p text:style-name="P9"/>
      <text:p text:style-name="P18">You do not need to specify all strings all the time. Strums are right justified with either 0 or X (depending on the setting of “drone” where yes = 0 and no = X).</text:p>
      <text:p text:style-name="P9"/>
      <text:p text:style-name="P18">So (with no drone) X3X is the same as 3X and 4 is the same as XX4 which reduces the amount of text significantly for melodies played on the melody sttring.</text:p>
      <text:p text:style-name="P18"/>
      <text:p text:style-name="P16"><text:span text:style-name="T9">Strum</text:span>s are in groups sep<text:span text:style-name="T3">a</text:span>rated by spaces <text:span text:style-name="T4">or modifiers</text:span>, each indicates a strum with one beat following “<text:span text:style-name="T13">automatically”. So if you have 1 2 3 4 (with drone on) it is 001 002 003 004 each seperated by one beat.</text:span></text:p>
      <text:p text:style-name="P16"/>
      <text:p text:style-name="P16"/>
      <text:p text:style-name="P36"><text:span text:style-name="T6">This beat</text:span> can be modified using o.=-&amp; <text:span text:style-name="T6">which adjust the beat position as follows :</text:span></text:p>
      <text:p text:style-name="P16"/>
      <table:table table:name="Table1" table:style-name="Table1">
        <table:table-column table:style-name="Table1.A"/>
        <table:table-column table:style-name="Table1.B"/>
        <table:table-column table:style-name="Table1.C"/>
        <table:table-row>
          <table:table-cell table:style-name="Table1.A1" office:value-type="string">
            <text:p text:style-name="P39">Modifier</text:p>
          </table:table-cell>
          <table:table-cell table:style-name="Table1.A1" office:value-type="string">
            <text:p text:style-name="P39">Example</text:p>
          </table:table-cell>
          <table:table-cell table:style-name="Table1.C1" office:value-type="string">
            <text:p text:style-name="P39">Notes</text:p>
          </table:table-cell>
        </table:table-row>
        <table:table-row>
          <table:table-cell table:style-name="Table1.A2" office:value-type="string">
            <text:p text:style-name="P37">o </text:p>
          </table:table-cell>
          <table:table-cell table:style-name="Table1.A2" office:value-type="string">
            <text:p text:style-name="P37">126+o </text:p>
          </table:table-cell>
          <table:table-cell table:style-name="Table1.C2" office:value-type="string">
            <text:p text:style-name="P37">Adds 1 beat, so this is a 2 beat note.</text:p>
          </table:table-cell>
        </table:table-row>
        <table:table-row>
          <table:table-cell table:style-name="Table1.A2" office:value-type="string">
            <text:p text:style-name="P37">. </text:p>
          </table:table-cell>
          <table:table-cell table:style-name="Table1.A2" office:value-type="string">
            <text:p text:style-name="P37">000. </text:p>
          </table:table-cell>
          <table:table-cell table:style-name="Table1.C2" office:value-type="string">
            <text:p text:style-name="P37">Adds ½ beat so this is a 1.5 beat note.</text:p>
          </table:table-cell>
        </table:table-row>
        <table:table-row>
          <table:table-cell table:style-name="Table1.A2" office:value-type="string">
            <text:p text:style-name="P37">-</text:p>
          </table:table-cell>
          <table:table-cell table:style-name="Table1.A2" office:value-type="string">
            <text:p text:style-name="P37">X1X-</text:p>
          </table:table-cell>
          <table:table-cell table:style-name="Table1.C2" office:value-type="string">
            <text:p text:style-name="P37">Subtracts half a beat, so this is a 0.5 beat note.</text:p>
          </table:table-cell>
        </table:table-row>
        <table:table-row>
          <table:table-cell table:style-name="Table1.A2" office:value-type="string">
            <text:p text:style-name="P37">=</text:p>
          </table:table-cell>
          <table:table-cell table:style-name="Table1.A2" office:value-type="string">
            <text:p text:style-name="P37">223=</text:p>
          </table:table-cell>
          <table:table-cell table:style-name="Table1.C2" office:value-type="string">
            <text:p text:style-name="P38">Subtracts three quarters of a beat, so this is a 0.25 beat note.</text:p>
          </table:table-cell>
        </table:table-row>
      </table:table>
      <text:p text:style-name="P16"/>
      <text:p text:style-name="P17">The idea is that the character vaguely resembles standard music notation – o as a minim . as a dotted note, - as a quaver and = as a semiquaver. </text:p>
      <text:p text:style-name="P17"/>
      <text:p text:style-name="P17">However, they do <text:span text:style-name="T10">not</text:span><text:span text:style-name="T11"> set the note length, they just adjust the current song position. So a semibreve (4 beats) would be written</text:span></text:p>
      <text:p text:style-name="P32"/>
      <text:p text:style-name="P32">123ooo <text:tab/></text:p>
      <text:p text:style-name="P32"/>
      <text:p text:style-name="P33">to have 1 2 3 where 1 and 2 are quavers you would write:</text:p>
      <text:p text:style-name="P33"/>
      <text:p text:style-name="P33">1 – 2 – 3 </text:p>
      <text:p text:style-name="P33"/>
      <text:p text:style-name="P18"><text:span text:style-name="T11">in this case you don’t need to have spaces between numbers because the adjusters delimit it ; however it’s </text:span><text:span text:style-name="T12">strongly recommended</text:span><text:span text:style-name="T11"> for readability. If you don’t have modifiers you need spaces as if you enter 123 it can’t tell whether you mean 001 002 003 (three notes) 123 (one note) or indeed 012 3 or 001 023 and so on.</text:span></text:p>
      <text:p text:style-name="P33"/>
      <text:p text:style-name="P33"/>
      <text:p text:style-name="P12"/>
      <text:p text:style-name="P35">Music Format</text:p>
      <text:p text:style-name="P6"/>
      <text:p text:style-name="P19">Music format is used for songs typed in from sheet music and has the format .music</text:p>
      <text:p text:style-name="P19"/>
      <text:p text:style-name="P20">They are similar to abc notation but are not compatible. <text:span text:style-name="T18">It’s not a format that you work with.</text:span> The main purpose of music format is an interim form<text:span text:style-name="T17">at for two purposes :-</text:span></text:p>
      <text:p text:style-name="P20"/>
      <text:list xml:id="list2534539441" text:style-name="L1">
        <text:list-item>
          <text:p text:style-name="P40">Songs can be analysed so that the program can attempt to determine suitable tuning(s) and transposition(s) for the dulcimer to play it. These tunings can be simple (DAD) or plain weird depending on the demands of the song, and the pitch required.</text:p>
        </text:list-item>
        <text:list-item>
          <text:p text:style-name="P40">Songs can be transposed into the .song format (see above) so that they can be converted to JSON immediately, or hand-edited – for example adding chords.</text:p>
        </text:list-item>
        <text:list-item>
          <text:p text:style-name="P41">Simple songs can be created directly for DAA/DAD tunings.</text:p>
        </text:list-item>
      </text:list>
      <text:p text:style-name="P21"/>
      <text:p text:style-name="P25">The idea is that the song is entered in this form and checked for correctness, then it is ‘upgraded’ in the .song format – chords and so on can be added.</text:p>
      <text:p text:style-name="P25"/>
      <text:p text:style-name="P21">The basis of the music format is identical to the song format in its use of <text:span text:style-name="T18">assignments, comments, bar seperators and adjusters. However, the notes are specified individually using the abc model.</text:span></text:p>
      <text:p text:style-name="P21"/>
      <text:p text:style-name="P22">CDEFGAB <text:tab/><text:tab/>are the C below the stave to the B centrally in the stave <text:span text:style-name="T19">(octave #2)</text:span></text:p>
      <text:p text:style-name="P22">cdefgab <text:s/><text:tab/><text:tab/>is the octave immediately above <text:span text:style-name="T19">(octave #1)</text:span></text:p>
      <text:p text:style-name="P22">C,D,E,F,G,A,B, <text:tab/>is the octave immediately below that <text:span text:style-name="T19">(octave #0)</text:span></text:p>
      <text:p text:style-name="P22"/>
      <text:p text:style-name="P22">Postfixing this with # b or @ (neutral) allows the accidentals to be overridden.</text:p>
      <text:p text:style-name="P22"/>
      <text:p text:style-name="P22">Accidentals are kept in the key “accidentals” as a comma seperated list of accidentals that are the defaults e.g.</text:p>
      <text:p text:style-name="P22"/>
      <text:p text:style-name="P22">accidentals := c#,f#,g#</text:p>
      <text:p text:style-name="P22"/>
      <text:p text:style-name="P22">These will make a standalone c into c#, and c@ stays as just c. However, unlike standard notation you have to specify each neutral individually.</text:p>
      <text:p text:style-name="P22"/>
      <text:p text:style-name="P23">Spacing is again required for clarity e.g. bbbb – is it two b flats, four bs <text:s/>and so on.</text:p>
      <text:p text:style-name="P23"/>
      <text:p text:style-name="P24">These are stored internally in the form [A-G][#][0-2] – note that flats are ‘lost’ (e.g. they will come out as A#)</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2d420a"/>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4T11:14:38.883331318</meta:creation-date>
    <dc:date>2017-04-12T19:37:01.063582120</dc:date>
    <meta:editing-duration>PT1H2M34S</meta:editing-duration>
    <meta:editing-cycles>32</meta:editing-cycles>
    <meta:generator>LibreOffice/5.3.2.2$Linux_X86_64 LibreOffice_project/30m0$Build-2</meta:generator>
    <meta:document-statistic meta:table-count="1" meta:image-count="0" meta:object-count="0" meta:page-count="4" meta:paragraph-count="75" meta:word-count="952" meta:character-count="5120" meta:non-whitespace-character-count="4176"/>
  </office:meta>
</office:document-meta>
</file>